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f9c30" officeooo:paragraph-rsid="000f9c30"/>
    </style:style>
    <style:style style:name="P2" style:family="paragraph" style:parent-style-name="Standard">
      <style:paragraph-properties fo:line-height="200%"/>
      <style:text-properties style:font-name="Times New Roman" officeooo:rsid="00116f7e" officeooo:paragraph-rsid="00116f7e"/>
    </style:style>
    <style:style style:name="P3" style:family="paragraph" style:parent-style-name="Standard">
      <style:paragraph-properties fo:line-height="200%"/>
      <style:text-properties style:font-name="Times New Roman" officeooo:rsid="00124f2b" officeooo:paragraph-rsid="00124f2b"/>
    </style:style>
    <style:style style:name="P4" style:family="paragraph" style:parent-style-name="Standard">
      <style:paragraph-properties fo:line-height="200%"/>
      <style:text-properties style:font-name="Times New Roman" officeooo:rsid="001343d3" officeooo:paragraph-rsid="001343d3"/>
    </style:style>
    <style:style style:name="P5" style:family="paragraph" style:parent-style-name="Standard">
      <style:paragraph-properties fo:line-height="200%"/>
      <style:text-properties style:font-name="Times New Roman" officeooo:rsid="0013fac5" officeooo:paragraph-rsid="0013fac5"/>
    </style:style>
    <style:style style:name="P6" style:family="paragraph" style:parent-style-name="Standard">
      <style:paragraph-properties fo:line-height="200%"/>
      <style:text-properties style:font-name="Times New Roman" officeooo:rsid="001446b7" officeooo:paragraph-rsid="001446b7"/>
    </style:style>
    <style:style style:name="P7" style:family="paragraph" style:parent-style-name="Standard">
      <style:paragraph-properties fo:line-height="200%"/>
      <style:text-properties style:font-name="Times New Roman" officeooo:rsid="0014e2f5" officeooo:paragraph-rsid="0014e2f5"/>
    </style:style>
    <style:style style:name="P8" style:family="paragraph" style:parent-style-name="Standard">
      <style:paragraph-properties fo:line-height="200%"/>
      <style:text-properties style:font-name="Times New Roman" officeooo:rsid="0016ca9b" officeooo:paragraph-rsid="0016ca9b"/>
    </style:style>
    <style:style style:name="P9" style:family="paragraph" style:parent-style-name="Standard">
      <style:paragraph-properties fo:line-height="200%"/>
      <style:text-properties style:font-name="Times New Roman" officeooo:rsid="00173bb1" officeooo:paragraph-rsid="00173bb1"/>
    </style:style>
    <style:style style:name="P10" style:family="paragraph" style:parent-style-name="Standard">
      <style:paragraph-properties fo:line-height="200%"/>
      <style:text-properties style:font-name="Times New Roman" officeooo:rsid="0018f9d8" officeooo:paragraph-rsid="0018f9d8"/>
    </style:style>
    <style:style style:name="P11" style:family="paragraph" style:parent-style-name="Standard">
      <style:paragraph-properties fo:line-height="200%"/>
      <style:text-properties style:font-name="Times New Roman" officeooo:rsid="001b2094" officeooo:paragraph-rsid="001b2094"/>
    </style:style>
    <style:style style:name="P12" style:family="paragraph" style:parent-style-name="Standard">
      <style:paragraph-properties fo:line-height="200%"/>
      <style:text-properties style:font-name="Times New Roman" officeooo:rsid="001d168f" officeooo:paragraph-rsid="001d168f"/>
    </style:style>
    <style:style style:name="P13" style:family="paragraph" style:parent-style-name="Text_20_body">
      <style:paragraph-properties fo:line-height="200%"/>
      <style:text-properties style:font-name="Times New Roman" officeooo:paragraph-rsid="001b461c"/>
    </style:style>
    <style:style style:name="P14" style:family="paragraph" style:parent-style-name="Text_20_body">
      <style:paragraph-properties fo:line-height="200%"/>
      <style:text-properties style:font-name="Times New Roman" officeooo:paragraph-rsid="001d168f"/>
    </style:style>
    <style:style style:name="P15" style:family="paragraph" style:parent-style-name="Standard">
      <style:paragraph-properties fo:line-height="200%"/>
      <style:text-properties style:font-name="Times New Roman" officeooo:rsid="00124f2b" officeooo:paragraph-rsid="00124f2b"/>
    </style:style>
    <style:style style:name="P16" style:family="paragraph" style:parent-style-name="Standard">
      <style:paragraph-properties fo:line-height="200%"/>
      <style:text-properties style:font-name="Times New Roman" officeooo:rsid="00116f7e" officeooo:paragraph-rsid="001f2d42"/>
    </style:style>
    <style:style style:name="P17" style:family="paragraph" style:parent-style-name="Standard">
      <style:paragraph-properties fo:line-height="200%"/>
      <style:text-properties style:font-name="Times New Roman" officeooo:rsid="000f9c30" officeooo:paragraph-rsid="001446b7"/>
    </style:style>
    <style:style style:name="P18" style:family="paragraph" style:parent-style-name="Standard">
      <style:paragraph-properties fo:line-height="200%"/>
      <style:text-properties style:font-name="Times New Roman" officeooo:rsid="000f9c30" officeooo:paragraph-rsid="000f9c30"/>
    </style:style>
    <style:style style:name="P19" style:family="paragraph" style:parent-style-name="Standard">
      <style:paragraph-properties fo:line-height="200%"/>
      <style:text-properties style:font-name="Times New Roman" officeooo:rsid="00200473" officeooo:paragraph-rsid="00200473"/>
    </style:style>
    <style:style style:name="P20" style:family="paragraph" style:parent-style-name="Standard">
      <style:paragraph-properties fo:line-height="200%" fo:text-align="center" style:justify-single-word="false"/>
      <style:text-properties style:font-name="Times New Roman" officeooo:rsid="00200473" officeooo:paragraph-rsid="00200473"/>
    </style:style>
    <style:style style:name="P21" style:family="paragraph" style:parent-style-name="Text_20_body">
      <style:paragraph-properties fo:line-height="200%"/>
      <style:text-properties style:font-name="Times New Roman" fo:font-size="12pt" officeooo:rsid="000f9c30" officeooo:paragraph-rsid="000f9c30"/>
    </style:style>
    <style:style style:name="P22" style:family="paragraph" style:parent-style-name="Text_20_body">
      <style:paragraph-properties fo:line-height="200%"/>
      <style:text-properties style:font-name="Times New Roman" fo:font-size="12pt" officeooo:rsid="000f9c30" officeooo:paragraph-rsid="001f2d42"/>
    </style:style>
    <style:style style:name="P23" style:family="paragraph" style:parent-style-name="Text_20_body">
      <style:paragraph-properties fo:line-height="200%"/>
      <style:text-properties style:font-name="Times New Roman" fo:font-size="12pt" officeooo:rsid="00116f7e" officeooo:paragraph-rsid="00116f7e"/>
    </style:style>
    <style:style style:name="P24" style:family="paragraph" style:parent-style-name="Text_20_body">
      <style:paragraph-properties fo:line-height="200%"/>
      <style:text-properties style:font-name="Times New Roman" fo:font-size="12pt" officeooo:rsid="001b2094" officeooo:paragraph-rsid="001b2094"/>
    </style:style>
    <style:style style:name="P25" style:family="paragraph" style:parent-style-name="Text_20_body">
      <style:paragraph-properties fo:line-height="200%"/>
      <style:text-properties style:font-name="Times New Roman" fo:font-size="12pt" officeooo:rsid="0013fac5" officeooo:paragraph-rsid="0013fac5"/>
    </style:style>
    <style:style style:name="P26" style:family="paragraph" style:parent-style-name="Text_20_body">
      <style:paragraph-properties fo:line-height="200%"/>
      <style:text-properties style:font-name="Times New Roman" fo:font-size="12pt" officeooo:rsid="0018f9d8" officeooo:paragraph-rsid="0018f9d8"/>
    </style:style>
    <style:style style:name="P27" style:family="paragraph" style:parent-style-name="Text_20_body">
      <style:paragraph-properties fo:line-height="200%"/>
      <style:text-properties style:font-name="Times New Roman" fo:font-size="12pt" officeooo:rsid="0018f9d8" officeooo:paragraph-rsid="001b2094"/>
    </style:style>
    <style:style style:name="P28" style:family="paragraph" style:parent-style-name="Text_20_body">
      <style:paragraph-properties fo:line-height="200%"/>
      <style:text-properties style:font-name="Times New Roman" fo:font-size="12pt" officeooo:rsid="001b461c" officeooo:paragraph-rsid="001b461c"/>
    </style:style>
    <style:style style:name="P29" style:family="paragraph" style:parent-style-name="Text_20_body">
      <style:paragraph-properties fo:line-height="200%"/>
      <style:text-properties style:font-name="Times New Roman" fo:font-size="12pt" officeooo:rsid="001b461c" officeooo:paragraph-rsid="001d168f"/>
    </style:style>
    <style:style style:name="P30" style:family="paragraph" style:parent-style-name="Text_20_body">
      <style:paragraph-properties fo:line-height="200%"/>
      <style:text-properties style:font-name="Times New Roman" fo:font-size="12pt" officeooo:rsid="001d168f" officeooo:paragraph-rsid="001d168f"/>
    </style:style>
    <style:style style:name="P31" style:family="paragraph" style:parent-style-name="Text_20_body">
      <style:paragraph-properties fo:line-height="200%"/>
      <style:text-properties style:font-name="Times New Roman" fo:font-size="12pt" officeooo:rsid="001f2d42" officeooo:paragraph-rsid="001f2d42"/>
    </style:style>
    <style:style style:name="P32" style:family="paragraph" style:parent-style-name="Text_20_body">
      <style:paragraph-properties fo:line-height="200%"/>
      <style:text-properties style:font-name="Times New Roman" officeooo:paragraph-rsid="000f9c30"/>
    </style:style>
    <style:style style:name="P33" style:family="paragraph" style:parent-style-name="Text_20_body">
      <style:paragraph-properties fo:line-height="200%"/>
      <style:text-properties style:font-name="Times New Roman" officeooo:rsid="0021e71b" officeooo:paragraph-rsid="0021e71b"/>
    </style:style>
    <style:style style:name="T1" style:family="text">
      <style:text-properties fo:font-size="12pt"/>
    </style:style>
    <style:style style:name="T2" style:family="text">
      <style:text-properties fo:font-size="12pt" officeooo:rsid="000f9c30"/>
    </style:style>
    <style:style style:name="T3" style:family="text">
      <style:text-properties fo:font-size="12pt" officeooo:rsid="001b2094"/>
    </style:style>
    <style:style style:name="T4" style:family="text">
      <style:text-properties fo:font-size="12pt" officeooo:rsid="001b461c"/>
    </style:style>
    <style:style style:name="T5" style:family="text">
      <style:text-properties fo:font-size="12pt" officeooo:rsid="001d168f"/>
    </style:style>
    <style:style style:name="T6" style:family="text">
      <style:text-properties fo:font-size="12pt" officeooo:rsid="0021e71b"/>
    </style:style>
    <style:style style:name="T7" style:family="text">
      <style:text-properties fo:font-size="12pt" officeooo:rsid="00234131"/>
    </style:style>
    <style:style style:name="T8" style:family="text">
      <style:text-properties officeooo:rsid="001343d3"/>
    </style:style>
    <style:style style:name="T9" style:family="text">
      <style:text-properties officeooo:rsid="0013fac5"/>
    </style:style>
    <style:style style:name="T10" style:family="text">
      <style:text-properties officeooo:rsid="0014e2f5"/>
    </style:style>
    <style:style style:name="T11" style:family="text">
      <style:text-properties officeooo:rsid="0016ca9b"/>
    </style:style>
    <style:style style:name="T12" style:family="text">
      <style:text-properties officeooo:rsid="00173bb1"/>
    </style:style>
    <style:style style:name="T13" style:family="text">
      <style:text-properties officeooo:rsid="001f2d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leksandr Yardas</text:p>
      <text:p text:style-name="P19">SPN 217</text:p>
      <text:p text:style-name="P19">Yvette Aparicio</text:p>
      <text:p text:style-name="P19"/>
      <text:p text:style-name="P20">Tarea para el lunes 9/18/17</text:p>
      <text:p text:style-name="P1"/>
      <text:p text:style-name="P1">Personas:</text:p>
      <text:p text:style-name="P1"/>
      <text:p text:style-name="P1">Gonzalo Infante:</text:p>
      <text:p text:style-name="P2"><text:tab/>parece estar triste</text:p>
      <text:p text:style-name="P2"><text:tab/>timido</text:p>
      <text:p text:style-name="P3"><text:tab/>the lone ranger</text:p>
      <text:p text:style-name="P3"><text:tab/>su familia es rica</text:p>
      <text:p text:style-name="P3"><text:tab/>no gustar estar rico</text:p>
      <text:p text:style-name="P3"><text:tab/>no querer pegar a Machuca</text:p>
      <text:p text:style-name="P3"><text:tab/>ayudar a Machuca</text:p>
      <text:p text:style-name="P4"><text:tab/>Estar al <text:span text:style-name="T9">protest</text:span></text:p>
      <text:p text:style-name="P5"><text:tab/>“right winger”</text:p>
      <text:p text:style-name="P5"><text:tab/>rich and ignorant like you</text:p>
      <text:p text:style-name="P5"><text:tab/>ayudar a Machuca con la prueba</text:p>
      <text:p text:style-name="P5"><text:tab/>andar en bici con Machuca</text:p>
      <text:p text:style-name="P7"><text:tab/>la fiesta</text:p>
      <text:p text:style-name="P7"><text:tab/>no querer beber</text:p>
      <text:p text:style-name="P8"><text:tab/>libre después de los besos</text:p>
      <text:p text:style-name="P12"><text:tab/>dejar Macucha en los slums con los soldados</text:p>
      <text:p text:style-name="P1"><text:soft-page-break/></text:p>
      <text:p text:style-name="P1">Pedro Machuca</text:p>
      <text:p text:style-name="P2"><text:tab/>timido</text:p>
      <text:p text:style-name="P3"><text:tab/>no poder nadar</text:p>
      <text:p text:style-name="P5"><text:tab/>un cheater</text:p>
      <text:p text:style-name="P9"/>
      <text:p text:style-name="P5"/>
      <text:p text:style-name="P1"/>
      <text:p text:style-name="P1">Silvana</text:p>
      <text:p text:style-name="P8"><text:tab/>flirtar con Infante</text:p>
      <text:p text:style-name="P8"><text:tab/>leche</text:p>
      <text:p text:style-name="P8"><text:tab/>besar a Infante</text:p>
      <text:p text:style-name="P8"><text:tab/>besar a Machuca</text:p>
      <text:p text:style-name="P8"><text:tab/>experimentar con su sexualidad</text:p>
      <text:p text:style-name="P8"><text:tab/>su madre salir</text:p>
      <text:p text:style-name="P8"><text:tab/>water metaphor</text:p>
      <text:p text:style-name="P9"><text:tab/>querer attención</text:p>
      <text:p text:style-name="P11"><text:tab/>tomar la bici de Infante</text:p>
      <text:p text:style-name="P12"><text:tab/>un soldado matar ella</text:p>
      <text:p text:style-name="P1"/>
      <text:p text:style-name="P1"/>
      <text:p text:style-name="P1">Father McEnroe</text:p>
      <text:p text:style-name="P1"><text:tab/>viejo, blanco, alto</text:p>
      <text:p text:style-name="P2"><text:tab/>personalidad de duro</text:p>
      <text:p text:style-name="P2"><text:tab/>comandamente</text:p>
      <text:p text:style-name="P3"><text:soft-page-break/><text:tab/>tener morales buenos y duro</text:p>
      <text:p text:style-name="P6"><text:tab/>un luchador</text:p>
      <text:p text:style-name="P6"><text:tab/>muy amabale</text:p>
      <text:p text:style-name="P1"/>
      <text:p text:style-name="P1"/>
      <text:p text:style-name="P1"><text:s/>Otras personas</text:p>
      <text:p text:style-name="P16">Gaston Rolbes: </text:p>
      <text:p text:style-name="P16"><text:tab/>muy antipático</text:p>
      <text:p text:style-name="P3"><text:tab/>es como una serpenta</text:p>
      <text:p text:style-name="P8"><text:tab/><text:span text:style-name="T13">el </text:span>niño alto pegarle duro</text:p>
      <text:p text:style-name="P3"/>
      <text:p text:style-name="P6">La familia de Infante:</text:p>
      <text:p text:style-name="P6"><text:tab/>t<text:span text:style-name="T13">omar</text:span> comida <text:span text:style-name="T10">solo para ellos</text:span></text:p>
      <text:p text:style-name="P3"/>
      <text:p text:style-name="P3">La Madre del Infante</text:p>
      <text:p text:style-name="P7"><text:tab/>estar muy intimate</text:p>
      <text:p text:style-name="P7"><text:tab/>no tener amor en su vida</text:p>
      <text:p text:style-name="P9"><text:tab/>no amar su marido</text:p>
      <text:p text:style-name="P10"><text:tab/>es muy complicado, no gustar la revolución</text:p>
      <text:p text:style-name="P3"/>
      <text:p text:style-name="P3">El padre del Infante</text:p>
      <text:p text:style-name="P3"><text:tab/>no le gustar el novio de su hija</text:p>
      <text:p text:style-name="P8"><text:tab/>fumar</text:p>
      <text:p text:style-name="P9"><text:tab/>tomar vino como un bebe</text:p>
      <text:p text:style-name="P9"/>
      <text:p text:style-name="P3"><text:soft-page-break/></text:p>
      <text:p text:style-name="P3">El novio de la hermana</text:p>
      <text:p text:style-name="P7"><text:tab/>un pendejo</text:p>
      <text:p text:style-name="P7"><text:tab/>nunchaku</text:p>
      <text:p text:style-name="P7"/>
      <text:p text:style-name="P3"/>
      <text:p text:style-name="P5">Sr. Roberto:</text:p>
      <text:p text:style-name="P5"><text:tab/>viejo, rico, un poco extraño</text:p>
      <text:p text:style-name="P9"><text:tab/>tener aventure con la madre del Infante</text:p>
      <text:p text:style-name="P3"/>
      <text:p text:style-name="P3"><text:span text:style-name="T12">La</text:span> <text:span text:style-name="T12">Fa</text:span>milia de <text:span text:style-name="T8">Machuca</text:span></text:p>
      <text:p text:style-name="P4"><text:tab/>esta<text:span text:style-name="T11">r</text:span> <text:span text:style-name="T11">manifestantes</text:span></text:p>
      <text:p text:style-name="P1"/>
      <text:p text:style-name="P6">El padre de Machuca</text:p>
      <text:p text:style-name="P9"><text:tab/>ser muy antípatico</text:p>
      <text:p text:style-name="P9"><text:tab/>drugos usar</text:p>
      <text:p text:style-name="P9"/>
      <text:p text:style-name="P9"/>
      <text:p text:style-name="P9">El padre de Silvana</text:p>
      <text:p text:style-name="P9"><text:tab/>grueso, ruidoso</text:p>
      <text:p text:style-name="P9"><text:tab/>comunisto</text:p>
      <text:p text:style-name="P6"/>
      <text:p text:style-name="P6"/>
      <text:p text:style-name="P6">La madre de Machuca</text:p>
      <text:p text:style-name="P6"><text:tab/>amabale</text:p>
      <text:p text:style-name="P17"><text:soft-page-break/></text:p>
      <text:p text:style-name="P21">Describa el colegio y los estudiantes de St. Patrick’s.</text:p>
      <text:p text:style-name="P23"><text:tab/>Gris</text:p>
      <text:p text:style-name="P23"><text:tab/>hay bullies, hay muchas reglas</text:p>
      <text:p text:style-name="P24"><text:tab/>CHANCHOS</text:p>
      <text:p text:style-name="P21"/>
      <text:p text:style-name="P21"><text:line-break/>Describa el físico y la personalidades de Machuca e Infante.</text:p>
      <text:p text:style-name="P25">Machuca: </text:p>
      <text:p text:style-name="P31"><text:tab/>gordito, callado, tratar de disfrutarse la vida</text:p>
      <text:p text:style-name="P21"/>
      <text:p text:style-name="P21"/>
      <text:p text:style-name="P22"><text:span text:style-name="T13">Infante:</text:span></text:p>
      <text:p text:style-name="P22"><text:tab/><text:span text:style-name="T13">triste, no gustarle estar rico, no tener muchos amigos</text:span></text:p>
      <text:p text:style-name="P22"><text:line-break/>Describa las familias y viviendas de Pedro Machuca y Gonzalo Infante.</text:p>
      <text:p text:style-name="P31">La familia de Machuca:</text:p>
      <text:p text:style-name="P31"><text:tab/>su familia es de amistad y camardería</text:p>
      <text:p text:style-name="P31"><text:tab/>ser comunistos</text:p>
      <text:p text:style-name="P31"><text:tab/>calor, rojo, amabale, alegre</text:p>
      <text:p text:style-name="P31"><text:soft-page-break/><text:tab/>estar pobre</text:p>
      <text:p text:style-name="P31"><text:tab/>ser muy cerca</text:p>
      <text:p text:style-name="P31"><text:tab/>brillante, vibrante</text:p>
      <text:p text:style-name="P31"/>
      <text:p text:style-name="P31"/>
      <text:p text:style-name="P31">La familia de Infante:</text:p>
      <text:p text:style-name="P31"><text:tab/>su familia es de sangre</text:p>
      <text:p text:style-name="P31"><text:tab/>frío, blanco, triste, conflicto</text:p>
      <text:p text:style-name="P31"><text:tab/>madre estar extraño y triste</text:p>
      <text:p text:style-name="P31"><text:tab/>padre ser optimista y ser una buena personas</text:p>
      <text:p text:style-name="P31"><text:tab/>hermana ser un mocoso</text:p>
      <text:p text:style-name="P31"><text:tab/></text:p>
      <text:p text:style-name="P31"/>
      <text:p text:style-name="P26">otras notas:</text:p>
      <text:p text:style-name="P26">la protest de los comunistos es vivido y vibrant, motion, wild</text:p>
      <text:p text:style-name="P27">le protesta de los naticionalistis es stiff, un livley, orderly</text:p>
      <text:p text:style-name="P13"><text:span text:style-name="T3">el ciminzo de la pelicua con el colegio </text:span><text:span text:style-name="T4">a frente el fin con los soldados</text:span></text:p>
      <text:p text:style-name="P28">el preist east the food as food not spiritually to show that the school is no longer spiritually</text:p>
      <text:p text:style-name="P28">that dead poets society moment</text:p>
      <text:p text:style-name="P29">goodbye father McEnroe</text:p>
      <text:p text:style-name="P30"><text:soft-page-break/>Infante camina entre el conflico en las slums</text:p>
      <text:p text:style-name="P30">el simbolismo de los chichos shooting a Infante y deja “you’re supposed to die!”</text:p>
      <text:p text:style-name="P14"><text:span text:style-name="T5">los soldados tomar todo </text:span><text:span text:style-name="T2"><text:line-break/></text:span></text:p>
      <text:p text:style-name="P21"/>
      <text:p text:style-name="P32"><text:span text:style-name="T2">Describa la evolución de la amistad entre Machuca e Infante. ¿Qué rol tiene </text:span><text:span text:style-name="T1">Silvana en su amistad? ¿Qué es la función de Silvana en la película? </text:span></text:p>
      <text:p text:style-name="P32"><text:span text:style-name="T1"/></text:p>
      <text:p text:style-name="P32"><text:span text:style-name="T1"><text:tab/></text:span><text:span text:style-name="T6">Descripción breve:</text:span></text:p>
      <text:p text:style-name="P32"><text:span text:style-name="T6"><text:tab/>Machuca venir a la colegio y conocer a Infante</text:span></text:p>
      <text:p text:style-name="P32"><text:span text:style-name="T6"><text:tab/>Infante salvar a Machuca de los matones</text:span></text:p>
      <text:p text:style-name="P32"><text:span text:style-name="T6"><text:tab/>Infante y Machuca ir a la manifestación comunisto</text:span></text:p>
      <text:p text:style-name="P32"><text:span text:style-name="T6"><text:tab/>Infante y Machuca estar amigos</text:span></text:p>
      <text:p text:style-name="P32"><text:span text:style-name="T6"><text:tab/>La Junta tomar el poder</text:span></text:p>
      <text:p text:style-name="P32"><text:span text:style-name="T6"><text:tab/>Infante y Mach</text:span><text:span text:style-name="T7">c</text:span><text:span text:style-name="T6">ua separarse a cause de sus clases sociales</text:span></text:p>
      <text:p text:style-name="P32"><text:span text:style-name="T6"><text:tab/></text:span></text:p>
      <text:p text:style-name="P33"><text:span text:style-name="T1">Silvana ser una personaje comlicado </text:span><text:span text:style-name="T7">en la trama de la película</text:span></text:p>
      <text:p text:style-name="P33"><text:span text:style-name="T1">Representar los esperos y sueños de </text:span><text:span text:style-name="T7">Infante y Machuca</text:span></text:p>
      <text:p text:style-name="P33"><text:span text:style-name="T1">Cuando morir representar la muerte de los esperos y sueños, </text:span><text:span text:style-name="T7">y la amistad de Machuca y Infante romperse</text:span><text:span text:style-name="T1"> (La Junta reinar por 17 años! Chile re</text:span><text:span text:style-name="T7">cobrar democracía en el año 1990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8:35:35.037213000</meta:creation-date>
    <dc:date>2017-09-17T19:15:52.489436000</dc:date>
    <meta:editing-duration>PT43M43S</meta:editing-duration>
    <meta:editing-cycles>8</meta:editing-cycles>
    <meta:generator>LibreOffice/5.2.5.1$MacOSX_X86_64 LibreOffice_project/0312e1a284a7d50ca85a365c316c7abbf20a4d22</meta:generator>
    <meta:print-date>2017-09-17T19:02:46.912847000</meta:print-date>
    <meta:document-statistic meta:table-count="0" meta:image-count="0" meta:object-count="0" meta:page-count="7" meta:paragraph-count="122" meta:word-count="570" meta:character-count="3311" meta:non-whitespace-character-count="2772"/>
  </office:meta>
</office:document-meta>
</file>